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isks</text:p>
      <text:p text:style-name="Standard"/>
      <text:p text:style-name="Standard">The event planning system is an ambitious project that has some risky features. The following features will be arranged by risk along with an explanation. Event planning , meal planning, parking maps.</text:p>
      <text:p text:style-name="Standard"/>
      <text:p text:style-name="Standard">Meal Planning – This is the riskiest feature of the EPS. The main risk involved include an inability to make reservations at most restaurants as it would require restaurant cooperation with our company. A phone number may be supplied instead to allow the client to make their own reservations. </text:p>
      <text:p text:style-name="Standard"><text:line-break/>Example inputs/ outputs -</text:p>
      <text:p text:style-name="Standard">input – Restaurant name or location</text:p>
      <text:p text:style-name="Standard">output – Restaurant location/phone number/reservation app or list of restaurants in area.</text:p>
      <text:p text:style-name="Standard"/>
      <text:p text:style-name="Standard">Event Planning – This is the second riskiest feature by a close margin. It also shares the same risk as meal planning in that making reservations for the event may not be supported by a particular venue. The risk is less however, as there is existing infrastructure that cover this domain that we can use such as stub-hub. </text:p>
      <text:p text:style-name="Standard"/>
      <text:p text:style-name="Standard">Input – Event name</text:p>
      <text:p text:style-name="Standard">Output – Reservation Window</text:p>
      <text:p text:style-name="Standard"/>
      <text:p text:style-name="Standard">Parking maps – This is the least risky feature as good maps exist of parking infrastructure that can be referenced for our app. As no reservations need to made for parking using a service such as google maps could be a valid way of implementing this feature.</text:p>
      <text:p text:style-name="Standard"/>
      <text:p text:style-name="Standard">Input – Location</text:p>
      <text:p text:style-name="Standard">Output – local parking areas/structures</text:p>
      <text:p text:style-name="Standard"/>
      <text:p text:style-name="Standard">Hotel reservations while not a current feature fall into the same risk category as Event planning as many services are offered such as kayak and hotels.com that can be used by our application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ew  Houston</meta:initial-creator>
    <meta:creation-date>2014-09-08T18:59:11</meta:creation-date>
    <dc:date>2014-09-10T13:04:16</dc:date>
    <dc:creator>Matthew  Houston</dc:creator>
    <meta:editing-duration>P1DT17H18M4S</meta:editing-duration>
    <meta:editing-cycles>2</meta:editing-cycles>
    <meta:generator>OpenOffice/4.1.0$Unix OpenOffice.org_project/410m18$Build-9764</meta:generator>
    <meta:document-statistic meta:table-count="0" meta:image-count="0" meta:object-count="0" meta:page-count="1" meta:paragraph-count="13" meta:word-count="258" meta:character-count="1522"/>
  </office:meta>
</office:document-meta>
</file>